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b0e" officeooo:paragraph-rsid="000aab0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Preformatted_20_Text">
      <style:text-properties officeooo:rsid="00079158" officeooo:paragraph-rsid="00079158"/>
    </style:style>
    <style:style style:name="P4" style:family="paragraph" style:parent-style-name="Preformatted_20_Text">
      <style:text-properties officeooo:rsid="000aab0e" officeooo:paragraph-rsid="000aab0e"/>
    </style:style>
    <style:style style:name="P5" style:family="paragraph" style:parent-style-name="Preformatted_20_Text">
      <style:text-properties officeooo:rsid="000aad99" officeooo:paragraph-rsid="000aad99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45280"/>
    </style:style>
    <style:style style:name="T2" style:family="text">
      <style:text-properties officeooo:rsid="00079158"/>
    </style:style>
    <style:style style:name="T3" style:family="text">
      <style:text-properties officeooo:rsid="0007f51f"/>
    </style:style>
    <style:style style:name="T4" style:family="text">
      <style:text-properties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3">mencoder mf://*.png -mf w=800:h=600:fps=1:type=png -ovc lavc -lavcopts vcodec=mpeg4:mbd=2:trell -oac copy -o output.avi</text:p>
      <text:p text:style-name="Preformatted_20_Text"/>
      <text:p text:style-name="Preformatted_20_Text"/>
      <text:p text:style-name="P6">mencoder "mf://*.jpg" -mf fps=1<text:span text:style-name="T2">2</text:span> -o test.avi -ovc lavc -lavcopts vcodec=msmpeg4v2:vbitrate=800 </text:p>
      <text:p text:style-name="P4"><text:bookmark-start text:name="__DdeLink__31_1701121931"/>ls | sort -V<text:bookmark-end text:name="__DdeLink__31_1701121931"/></text:p>
      <text:p text:style-name="P4"/>
      <text:p text:style-name="P4"/>
      <text:p text:style-name="P1"><text:span text:style-name="T4">cat $file | sort &gt; $file.tmp</text:span></text:p>
      <text:p text:style-name="P2"><text:span text:style-name="T4"><text:s text:c="6"/>mv -f <text:s/>$file.tmp $file</text:span></text:p>
      <text:p text:style-name="P4"/>
      <text:p text:style-name="P5">ls | sort -V &gt; cp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bookmark-start text:name="__DdeLink__19_1701121931"/><text:bookmark-start text:name="__DdeLink__0_1701121931"/>m<text:bookmark-start text:name="__DdeLink__34_1701121931"/>encoder "mf://*.png" -mf fps=<text:span text:style-name="T3">2</text:span> -o anim.avi -ovc lavc -lavcopts vcodec=msmpeg4v2:vbitrate=500<text:bookmark-end text:name="__DdeLink__19_1701121931"/><text:bookmark-end text:name="__DdeLink__0_1701121931"/><text:bookmark-end text:name="__DdeLink__34_1701121931"/></text:p>
      <text:p text:style-name="Standard"><text:bookmark-start text:name="__DdeLink__10_1701121931"/><text:bookmark-end text:name="__DdeLink__10_1701121931"/><text:bookmark-start text:name="__DdeLink__7_1701121931"/><text:bookmark-end text:name="__DdeLink__7_17011219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3:34:14.978594704</meta:creation-date>
    <dc:date>2016-08-07T15:57:47.098124533</dc:date>
    <meta:editing-duration>PT48M51S</meta:editing-duration>
    <meta:editing-cycles>1</meta:editing-cycles>
    <meta:document-statistic meta:table-count="0" meta:image-count="0" meta:object-count="0" meta:page-count="1" meta:paragraph-count="7" meta:word-count="52" meta:character-count="393" meta:non-whitespace-character-count="339"/>
    <meta:generator>LibreOffice/4.2.8.2$Linux_X86_64 LibreOffice_project/420m0$Build-2</meta:generator>
  </office:meta>
</office:document-meta>
</file>